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020000030D4866CE88.png" manifest:media-type="image/png"/>
  <manifest:file-entry manifest:full-path="Pictures/1000000000000488000002EAA243F7A4.png" manifest:media-type="image/png"/>
  <manifest:file-entry manifest:full-path="Pictures/10000000000006020000034F21A4BCEE.png" manifest:media-type="image/png"/>
  <manifest:file-entry manifest:full-path="Pictures/1000000000000535000002D7E0F5083B.png" manifest:media-type="image/png"/>
  <manifest:file-entry manifest:full-path="Pictures/100000000000024F000001B96442E69D.png" manifest:media-type="image/png"/>
  <manifest:file-entry manifest:full-path="Pictures/100000000000024F000001B98CC4E5FA.png" manifest:media-type="image/png"/>
  <manifest:file-entry manifest:full-path="Pictures/1000000000000601000003431076771E.png" manifest:media-type="image/png"/>
  <manifest:file-entry manifest:full-path="Pictures/100000000000060100000317448DEA3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1" draw:layer="layout" svg:width="27.999cm" svg:height="14.408cm" svg:x="0.026cm" svg:y="3.271cm">
          <draw:image xlink:href="Pictures/100000000000060100000317448DEA3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draw:frame draw:style-name="gr1" draw:text-style-name="P1" draw:layer="layout" svg:width="27.999cm" svg:height="15.209cm" svg:x="0.026cm" svg:y="2.87cm">
          <draw:image xlink:href="Pictures/100000000000060100000343107677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0">
        <draw:frame draw:style-name="gr1" draw:text-style-name="P1" draw:layer="layout" svg:width="15.633cm" svg:height="11.665cm" svg:x="6.209cm" svg:y="4.642cm">
          <draw:image xlink:href="Pictures/100000000000024F000001B98CC4E5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0">
        <draw:frame draw:style-name="gr1" draw:text-style-name="P1" draw:layer="layout" svg:width="15.633cm" svg:height="11.665cm" svg:x="6.209cm" svg:y="4.642cm">
          <draw:image xlink:href="Pictures/100000000000024F000001B96442E6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0">
        <draw:frame draw:style-name="gr1" draw:text-style-name="P1" draw:layer="layout" svg:width="27.999cm" svg:height="15.269cm" svg:x="0.026cm" svg:y="2.84cm">
          <draw:image xlink:href="Pictures/1000000000000535000002D7E0F508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0">
        <draw:frame draw:style-name="gr1" draw:text-style-name="P1" draw:layer="layout" svg:width="27.999cm" svg:height="18.005cm" svg:x="0.026cm" svg:y="1.472cm">
          <draw:image xlink:href="Pictures/1000000000000488000002EAA243F7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0">
        <draw:frame draw:style-name="gr1" draw:text-style-name="P1" draw:layer="layout" svg:width="27.999cm" svg:height="14.217cm" svg:x="0.026cm" svg:y="3.366cm">
          <draw:image xlink:href="Pictures/10000000000006020000030D4866CE8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0">
        <draw:frame draw:style-name="gr1" draw:text-style-name="P1" draw:layer="layout" svg:width="27.999cm" svg:height="15.419cm" svg:x="0.026cm" svg:y="2.765cm">
          <draw:image xlink:href="Pictures/10000000000006020000034F21A4BC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3.506cm" svg:x="1.4cm" svg:y="0.837cm" presentation:class="title" presentation:placeholder="true">
        <draw:text-box/>
      </draw:frame>
      <draw:frame presentation:style-name="Обычный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4.848cm" svg:height="11.136cm" svg:x="3.075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30T00:17:36.859849261</meta:creation-date>
    <dc:date>2017-11-11T00:06:21.212131180</dc:date>
    <meta:editing-duration>PT7H18M18S</meta:editing-duration>
    <meta:editing-cycles>62</meta:editing-cycles>
    <meta:generator>LibreOffice/4.3.3.2$Linux_X86_64 LibreOffice_project/430m0$Build-2</meta:generator>
    <meta:document-statistic meta:object-count="49"/>
  </office:meta>
</office:document-meta>
</file>